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arser generators</text:h>
      <text:p text:style-name="P1"/>
      <text:h text:style-name="Heading_20_3" text:outline-level="3">Jacc</text:h>
      <text:p text:style-name="P1">Yacc-style parser generator. Yacc was ones used during a lecture at the compilerconstruction course at the University of Amsterdam. I didn't like it, since I remember it was way out of my comfort-zone. No eclipse plugin.</text:p>
      <text:p text:style-name="P1"/>
      <text:h text:style-name="Heading_20_3" text:outline-level="3">Cup</text:h>
      <text:p text:style-name="P1">Unclear website. Plugin for eclipse has version 0.1.8. doesn't seem to be actively developed.</text:p>
      <text:p text:style-name="P1"/>
      <text:h text:style-name="Heading_20_3" text:outline-level="3">Rats!</text:h>
      <text:p text:style-name="P1">Part of XCT.</text:p>
      <text:p text:style-name="P1">From their site:</text:p>
      <text:p text:style-name="P1">a parser generator supporting modular syntax and declarative AST specifications.</text:p>
      <text:p text:style-name="P1">Grammars for C with common gcc extensions and Java, versions 1.4 and 1.5.</text:p>
      <text:p text:style-name="P1">SuperC, a tool for preprocessing and parsing C across all conditionals.</text:p>
      <text:p text:style-name="P1">Support for statically and dynamically typed ASTs and traversing them with dynamically dispatched visitors.</text:p>
      <text:p text:style-name="P1">Support for generating parse trees that can be processed with the same visitors as the corresponding ASTs.</text:p>
      <text:p text:style-name="P1">Support for programming language types and type checking C and Java programs.</text:p>
      <text:p text:style-name="P1">Support for concrete syntax, i.e., the ability to create AST fragments with source code instead of programmatically building them.</text:p>
      <text:p text:style-name="P1">Jeannie, which nests Java and C statements and expressions within each other to simplify multi-lingual programming.</text:p>
      <text:p text:style-name="P1">Blink, a portable debugger for both C and Java.</text:p>
      <text:p text:style-name="P1">Jinn, a dynamic bug detector for the Java Native Interface.</text:p>
      <text:p text:style-name="P1"/>
      <text:h text:style-name="Heading_20_3" text:outline-level="3">ANTLR</text:h>
      <text:p text:style-name="P1">Uses EBNF. Has a variety of target languages. Uses the more intuitive to understand LL algorithm. Googling for “parser generator” gives ANTLR as first parser generator in the top3 of the resulting list. Also has an Eclipse plugin, which is freely available.</text:p>
      <text:p text:style-name="P1">From Wikipedia:</text:p>
      <text:p text:style-name="P1">While ANTLR itself is free, however, the documentation necessary to use it is not. The ANTLR manual is a commercial book, The Definitive ANTLR Reference. Free documentation is limited to a handful of tutorials, code examples, and very basic API listings.</text:p>
      <text:p text:style-name="P1"/>
      <text:h text:style-name="Heading_20_3" text:outline-level="3">JavaCC</text:h>
      <text:p text:style-name="P1">Fast, Eclipse headless plugin. Does have Look-Ahead specifications. Uses EBNF like grammar syntax. Intuitive LL algorithm. According to their own website, it's the most popular parser generator used by <text:soft-page-break/>Java developers.</text:p>
      <text:p text:style-name="P1"/>
      <text:h text:style-name="Heading_20_3" text:outline-level="3">SableCC</text:h>
      <text:p text:style-name="P1">Doesn't have an Eclipse Plugin.</text:p>
      <text:p text:style-name="P1">From Wikipedia:</text:p>
      <text:p text:style-name="P1">Deterministic finite automaton (DFA)-based lexers with full Unicode support and lexical states.</text:p>
      <text:p text:style-name="P1">Extended Backus-Naur Form grammar syntax. (Supports the *, ? and + operators).</text:p>
      <text:p text:style-name="P1">LALR(1) based parsers.</text:p>
      <text:p text:style-name="P1">Automatic generation of strictly-typed abstract syntax trees.</text:p>
      <text:p text:style-name="P1">Automatic generation of tree-walker classes.</text:p>
      <text:p text:style-name="P1"/>
      <text:h text:style-name="Heading_20_3" text:outline-level="3">Jlex</text:h>
      <text:p text:style-name="P1">Lexical analyzer generator, written in Java. Has Java as target language. Does not <text:s/>have a parser generator, but Cup can be used. Since I found the website of cup unclear, I immidiatly diliked this one.</text:p>
      <text:p text:style-name="P1"/>
      <text:h text:style-name="Heading_20_3" text:outline-level="3">Cup2</text:h>
      <text:p text:style-name="P1">Cup implementation, but also supports LR(0) and LR(1) syntax grammar classes, besides the LALR(1) used by Cup. Doesn't use EBNF, but uses annotated Java source-code to define grammar.</text:p>
      <text:p text:style-name="P1"/>
      <text:h text:style-name="Heading_20_2" text:outline-level="2">My Choice</text:h>
      <text:p text:style-name="P1">dfsdfsd</text:p>
      <text:p text:style-name="P1"/>
      <text:h text:style-name="Heading_20_2" text:outline-level="2">sources</text:h>
      <text:p text:style-name="P1"><text:a xlink:type="simple" xlink:href="http://www.bearcave.com/software/antlr/antlr_expr.html">http://www.bearcave.com/software/antlr/antlr_expr.html</text:a></text:p>
      <text:p text:style-name="P1"><text:a xlink:type="simple" xlink:href="http://www.wikipedia.com/">http://www.wikipedia.com</text:a></text:p>
      <text:p text:style-name="P1"><text:a xlink:type="simple" xlink:href="http://www2.in.tum.de/~petter/cup2/">http://www2.in.tum.de/~petter/cup2/</text:a></text:p>
      <text:p text:style-name="P1"><text:a xlink:type="simple" xlink:href="http://www.engr.mun.ca/~theo/JavaCC-FAQ/javacc-faq-moz.htm">http://www.engr.mun.ca/~theo/JavaCC-FAQ/javacc-faq-moz.htm</text:a></text:p>
      <text:p text:style-name="P1"><text:a xlink:type="simple" xlink:href="http://www.engr.mun.ca/~theo/JavaCC-Tutorial/">http://www.engr.mun.ca/~theo/JavaCC-Tutorial/</text:a></text:p>
      <text:p text:style-name="P1"><text:a xlink:type="simple" xlink:href="http://www.comp.nus.edu.sg/~sethhetu/rooms/Tutorials/EclipseAndSableCC.html">http://www.comp.nus.edu.sg/~sethhetu/rooms/Tutorials/EclipseAndSableCC.html</text:a></text:p>
      <text:p text:style-name="P1"><text:a xlink:type="simple" xlink:href="http://eclipse-javacc.sourceforge.net/">http://eclipse-javacc.sourceforge.net/</text:a></text:p>
      <text:p text:style-name="P1"><text:a xlink:type="simple" xlink:href="http://lists.sablecc.org/pipermail/sablecc-user/msg00463.html">http://lists.sablecc.org/pipermail/sablecc-user/msg00463.html</text:a></text:p>
      <text:p text:style-name="P1"><text:a xlink:type="simple" xlink:href="http://www.antlr.org/why.html">http://www.antlr.org/why.html</text:a></text:p>
      <text:p text:style-name="P1"><text:a xlink:type="simple" xlink:href="http://javacc.java.net/">http://javacc.java.net/</text:a></text:p>
      <text:p text:style-name="P1"><text:a xlink:type="simple" xlink:href="http://en.wikipedia.org/wiki/Extended_Backus–Naur_Form">http://en.wikipedia.org/wiki/Extended_Backus%E2%80%93Naur_Form</text:a></text:p>
      <text:p text:style-name="P1"><text:a xlink:type="simple" xlink:href="http://www.cs.princeton.edu/~appel/modern/java/JLex/">http://www.cs.princeton.edu/~appel/modern/java/JLex/</text:a></text:p>
      <text:p text:style-name="P1"><text:a xlink:type="simple" xlink:href="http://www2.cs.tum.edu/projects/cup/">http://www2.cs.tum.edu/projects/cup/</text:a></text:p>
      <text:p text:style-name="P1"><text:a xlink:type="simple" xlink:href="http://web.cecs.pdx.edu/~mpj/jacc/">http://web.cecs.pdx.edu/~mpj/jacc/</text:a></text:p>
      <text:p text:style-name="P1"><text:a xlink:type="simple" xlink:href="http://cup-lex-eclipse.sourceforge.net/">http://cup-lex-eclipse.sourceforge.net/</text:a></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wan </meta:initial-creator>
    <meta:creation-date>2012-01-10T17:23:37</meta:creation-date>
    <dc:date>2012-01-10T18:36:25</dc:date>
    <dc:creator>iwan </dc:creator>
    <meta:editing-duration>PT01H12M48S</meta:editing-duration>
    <meta:editing-cycles>10</meta:editing-cycles>
    <meta:generator>OpenOffice.org/3.2$Unix OpenOffice.org_project/320m12$Build-9483</meta:generator>
    <meta:document-statistic meta:table-count="0" meta:image-count="0" meta:object-count="0" meta:page-count="2" meta:paragraph-count="54" meta:word-count="442" meta:character-count="3433"/>
  </office:meta>
</office:document-meta>
</file>